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fo:font-variant="normal" fo:text-transform="none" fo:color="#00ae00" style:font-name="Menlo" fo:font-size="9pt" fo:letter-spacing="normal" fo:font-style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ff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00ff"/>
    </style:style>
    <style:style style:name="T4" style:family="text">
      <style:text-properties fo:font-variant="normal" fo:text-transform="none" style:use-window-font-color="true" fo:letter-spacing="normal" fo:font-style="normal" fo:font-weight="normal" style:font-size-asian="10pt" style:font-size-complex="10pt"/>
    </style:style>
    <style:style style:name="T5" style:family="text">
      <style:text-properties style:use-window-font-color="tru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korzystanie biblioteki</text:p>
      <text:p text:style-name="P2"><text:a xlink:type="simple" xlink:href="http://symfony.com/doc/current/bundles/FOSUserBundle/index.html">http://symfony.com/doc/current/bundles/FOSUserBundle/index.html</text:a></text:p>
      <text:p text:style-name="P2"/>
      <text:p text:style-name="P2"><text:a xlink:type="simple" xlink:href="https://symfony.com/doc/master/bundles/FOSUserBundle/index.html">https://symfony.com/doc/master/bundles/FOSUserBundle/index.html</text:a></text:p>
      <text:p text:style-name="P2"/>
      <text:p text:style-name="P2"/>
      <text:p text:style-name="P2">1. W pliku config odkomentować translator:</text:p>
      <text:p text:style-name="P6">//app\config\<text:span text:style-name="T3">config.yml</text:span> </text:p>
      <text:p text:style-name="P2">framework:</text:p>
      <text:p text:style-name="P2"><text:s text:c="4"/>#esi: <text:s text:c="12"/>~</text:p>
      <text:p text:style-name="P2"><text:s text:c="4"/><text:span text:style-name="T2">translator: <text:s text:c="5"/>{ fallbacks: ["%locale%"] }</text:span></text:p>
      <text:p text:style-name="P2"/>
      <text:p text:style-name="P1"><text:span text:style-name="T1">2. Pobranie i zainstalowanie blblioteki</text:span><text:span text:style-name="T5"> </text:span><text:span text:style-name="T4">FOSUserBundle</text:span><text:span text:style-name="T1">:</text:span></text:p>
      <text:p text:style-name="P2"/>
      <text:p text:style-name="P9">php composer.phar require friendsofsymfony/user-bundle "~2.0@dev"</text:p>
      <text:p text:style-name="P8"/>
      <text:p text:style-name="P2">3. Podłączenie biblioteki do projektu:</text:p>
      <text:p text:style-name="P6">//app\<text:span text:style-name="T3">AppKernel.php</text:span> </text:p>
      <text:p text:style-name="P2"/>
      <text:p text:style-name="P2"><text:s text:c="4"/>public function registerBundles()</text:p>
      <text:p text:style-name="P2"><text:s text:c="4"/>{</text:p>
      <text:p text:style-name="P2"><text:s text:c="8"/>$bundles = array(</text:p>
      <text:p text:style-name="P2">...</text:p>
      <text:p text:style-name="P2"><text:s text:c="12"/><text:span text:style-name="T2">new FOS\UserBundle\FOSUserBundle(),</text:span></text:p>
      <text:p text:style-name="P2"><text:s text:c="8"/>);</text:p>
      <text:p text:style-name="P2">...</text:p>
      <text:p text:style-name="P2"><text:s text:c="4"/>}</text:p>
      <text:p text:style-name="P2"/>
      <text:p text:style-name="P2"/>
      <text:p text:style-name="P2">4. Stworzenie nowej klasy User</text:p>
      <text:p text:style-name="P2"/>
      <text:p text:style-name="P6">//src\BlogBundle\Entity\<text:span text:style-name="T2">User.php</text:span> </text:p>
      <text:p text:style-name="P3"/>
      <text:p text:style-name="P4">&lt;?php</text:p>
      <text:p text:style-name="P4"/>
      <text:p text:style-name="P4">namespace BlogBundle\Entity;</text:p>
      <text:p text:style-name="P4"/>
      <text:p text:style-name="P4">use FOS\UserBundle\Model\User as BaseUser;</text:p>
      <text:p text:style-name="P4">use Doctrine\ORM\Mapping as ORM;</text:p>
      <text:p text:style-name="P4"/>
      <text:p text:style-name="P4">/**</text:p>
      <text:p text:style-name="P4"><text:s/>* @ORM\Entity</text:p>
      <text:p text:style-name="P4"><text:s/>* @ORM\Table(name="fos_user")</text:p>
      <text:p text:style-name="P4"><text:s/>*/</text:p>
      <text:p text:style-name="P4">class User extends BaseUser</text:p>
      <text:p text:style-name="P4">{</text:p>
      <text:p text:style-name="P4"><text:s text:c="4"/>/**</text:p>
      <text:p text:style-name="P4"><text:s text:c="5"/>* @ORM\Id</text:p>
      <text:p text:style-name="P4"><text:s text:c="5"/>* @ORM\Column(type="integer")</text:p>
      <text:p text:style-name="P4"><text:s text:c="5"/>* @ORM\GeneratedValue(strategy="AUTO")</text:p>
      <text:p text:style-name="P4"><text:s text:c="5"/>*/</text:p>
      <text:p text:style-name="P4"><text:s text:c="4"/>protected $id;</text:p>
      <text:p text:style-name="P4"/>
      <text:p text:style-name="P4"><text:s text:c="4"/>public function __construct()</text:p>
      <text:p text:style-name="P4"><text:s text:c="4"/>{</text:p>
      <text:p text:style-name="P4"><text:s text:c="8"/>parent::__construct();</text:p>
      <text:p text:style-name="P4"><text:s text:c="8"/>// your own logic</text:p>
      <text:p text:style-name="P4"><text:s text:c="4"/>}</text:p>
      <text:p text:style-name="P4">}</text:p>
      <text:p text:style-name="P4"/>
      <text:p text:style-name="P4"/>
      <text:p text:style-name="P4"><text:soft-page-break/>5. Konfiguracja pliku security.yml</text:p>
      <text:p text:style-name="P7">//app\config\<text:span text:style-name="T3">security.yml</text:span> </text:p>
      <text:p text:style-name="P4"># To get started with security, check out the documentation:</text:p>
      <text:p text:style-name="P4"># http://symfony.com/doc/current/book/security.html</text:p>
      <text:p text:style-name="P4">security:</text:p>
      <text:p text:style-name="P4"><text:s text:c="4"/>encoders:</text:p>
      <text:p text:style-name="P4"><text:s text:c="8"/>Symfony\Component\Security\Core\User\User: plaintext</text:p>
      <text:p text:style-name="P4"><text:s text:c="8"/>#BlogBundle\Entity\User: plaintext #Bez szyfrowania hasła</text:p>
      <text:p text:style-name="P4"><text:s text:c="8"/><text:span text:style-name="T2">FOS\UserBundle\Model\UserInterface: bcrypt</text:span></text:p>
      <text:p text:style-name="P4"><text:s text:c="8"/></text:p>
      <text:p text:style-name="P5"><text:s text:c="4"/>role_hierarchy:</text:p>
      <text:p text:style-name="P5"><text:s text:c="8"/>ROLE_ADMIN: <text:s text:c="6"/>ROLE_USER</text:p>
      <text:p text:style-name="P5"><text:s text:c="8"/>ROLE_SUPER_ADMIN: ROLE_ADMIN</text:p>
      <text:p text:style-name="P4"><text:s text:c="8"/></text:p>
      <text:p text:style-name="P4"><text:s text:c="4"/># http://symfony.com/doc/current/book/security.html#where-do-users-come-from-user-providers</text:p>
      <text:p text:style-name="P4"><text:s text:c="4"/>providers:</text:p>
      <text:p text:style-name="P4"><text:s text:c="8"/>chain_provider:</text:p>
      <text:p text:style-name="P4"><text:s text:c="12"/>chain:</text:p>
      <text:p text:style-name="P4"><text:s text:c="16"/>providers: [in_memory, database_users]</text:p>
      <text:p text:style-name="P4"><text:s text:c="8"/>in_memory:</text:p>
      <text:p text:style-name="P4"><text:s text:c="12"/>memory:</text:p>
      <text:p text:style-name="P4"><text:s text:c="16"/>users:</text:p>
      <text:p text:style-name="P4"><text:s text:c="20"/>user: <text:s/>{ password: userpass, roles: [ 'ROLE_USER' ] }</text:p>
      <text:p text:style-name="P4"><text:s text:c="20"/>admin: { password: adminpass, roles: [ 'ROLE_ADMIN' ] }</text:p>
      <text:p text:style-name="P5"><text:s text:c="8"/>fos_userbundle:</text:p>
      <text:p text:style-name="P5"><text:s text:c="12"/>id: fos_user.user_provider.username</text:p>
      <text:p text:style-name="P4"/>
      <text:p text:style-name="P4"><text:s text:c="4"/>firewalls:</text:p>
      <text:p text:style-name="P4"><text:s text:c="8"/># disables authentication for assets and the profiler, adapt it according to your needs</text:p>
      <text:p text:style-name="P4"><text:s text:c="8"/>dev:</text:p>
      <text:p text:style-name="P4"><text:s text:c="12"/>pattern: ^/(_(profiler|wdt)|css|images|js)/</text:p>
      <text:p text:style-name="P4"><text:s text:c="12"/>security: false</text:p>
      <text:p text:style-name="P4"/>
      <text:p text:style-name="P4"><text:s text:c="8"/>backend_secured_area:</text:p>
      <text:p text:style-name="P4"><text:s text:c="12"/>pattern: <text:s text:c="3"/>^/dashboard</text:p>
      <text:p text:style-name="P5"><text:s text:c="12"/>form_login:</text:p>
      <text:p text:style-name="P5"><text:s text:c="16"/>provider: fos_userbundle</text:p>
      <text:p text:style-name="P5"><text:s text:c="16"/>csrf_token_generator: security.csrf.token_manager</text:p>
      <text:p text:style-name="P5"><text:s text:c="12"/>logout: true</text:p>
      <text:p text:style-name="P5"><text:s text:c="12"/>anonymous: ~</text:p>
      <text:p text:style-name="P4"/>
      <text:p text:style-name="P4"><text:s text:c="8"/>frontend_secured_area:</text:p>
      <text:p text:style-name="P4"><text:s text:c="12"/>pattern: <text:s text:c="3"/>^/</text:p>
      <text:p text:style-name="P5"><text:s text:c="12"/>form_login:</text:p>
      <text:p text:style-name="P5"><text:s text:c="16"/>provider: fos_userbundle</text:p>
      <text:p text:style-name="P5"><text:s text:c="16"/>csrf_token_generator: security.csrf.token_manager</text:p>
      <text:p text:style-name="P5"><text:s text:c="12"/>logout: true</text:p>
      <text:p text:style-name="P4"><text:span text:style-name="T2"><text:s text:c="12"/>anonymous: ~ <text:s/></text:span><text:s text:c="10"/></text:p>
      <text:p text:style-name="P4"/>
      <text:p text:style-name="P4"><text:s text:c="12"/></text:p>
      <text:p text:style-name="P4"><text:s text:c="4"/>access_control:</text:p>
      <text:p text:style-name="P4"><text:s text:c="8"/># require ROLE_ADMIN for /admin*</text:p>
      <text:p text:style-name="P5"><text:s text:c="8"/>- { path: ^/login$, role: IS_AUTHENTICATED_ANONYMOUSLY }</text:p>
      <text:p text:style-name="P5"><text:s text:c="8"/>- { path: ^/register, role: IS_AUTHENTICATED_ANONYMOUSLY }</text:p>
      <text:p text:style-name="P5"><text:s text:c="8"/>- { path: ^/resetting, role: IS_AUTHENTICATED_ANONYMOUSLY }</text:p>
      <text:p text:style-name="P4"><text:s text:c="8"/>- { path: ^/dashboard, roles: ROLE_ADMIN }</text:p>
      <text:p text:style-name="P4"><text:s text:c="8"/>- { path: ^/archive, roles: ROLE_USER }</text:p>
      <text:p text:style-name="P4"><text:s text:c="8"/>#- { path: ^/blog, roles: ROLE_USER }</text:p>
      <text:p text:style-name="P4"/>
      <text:p text:style-name="P4"/>
      <text:p text:style-name="P4"/>
      <text:p text:style-name="P4"/>
      <text:p text:style-name="P4"><text:soft-page-break/>6.Na końcu pliku dodajemy:</text:p>
      <text:p text:style-name="P7">//app\config\<text:span text:style-name="T3">config.yml</text:span> </text:p>
      <text:p text:style-name="P5">...</text:p>
      <text:p text:style-name="P5">fos_user:</text:p>
      <text:p text:style-name="P5"><text:s text:c="4"/>db_driver: orm # other valid values are 'mongodb', 'couchdb' and 'propel'</text:p>
      <text:p text:style-name="P5"><text:s text:c="4"/>firewall_name: main</text:p>
      <text:p text:style-name="P5"><text:s text:c="4"/>user_class: BlogBundle\Entity\User</text:p>
      <text:p text:style-name="P5"/>
      <text:p text:style-name="P4">7. Na końcu pliku dodajemy routing</text:p>
      <text:p text:style-name="P7">//app\config\<text:span text:style-name="T3">routing.yml</text:span> </text:p>
      <text:p text:style-name="P4">...</text:p>
      <text:p text:style-name="P5">fos_user:</text:p>
      <text:p text:style-name="P5"><text:s text:c="4"/>resource: "@FOSUserBundle/Resources/config/routing/all.xml"</text:p>
      <text:p text:style-name="P5"/>
      <text:p text:style-name="P4">8. Na koniec aktualizujemy bazę danych</text:p>
      <text:p text:style-name="P4"/>
      <text:p text:style-name="P9">$ php bin/console doctrine:schema:update --force</text:p>
      <text:p text:style-name="P10"/>
      <text:p text:style-name="P11">Uwaga!!!</text:p>
      <text:p text:style-name="P11">Zakomentować //app\<text:span text:style-name="T3">AppKernel.php</text:span>:</text:p>
      <text:p text:style-name="P11"><text:s text:c="12"/>#new BlogAdminBundle\BlogAdminBundle()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45M42S</meta:editing-duration>
    <meta:editing-cycles>21</meta:editing-cycles>
    <meta:generator>OpenOffice.org/3.3$Win32 OpenOffice.org_project/330m20$Build-9567</meta:generator>
    <dc:date>2016-03-07T17:26:28.73</dc:date>
    <dc:creator>szymon idczak</dc:creator>
    <meta:document-statistic meta:table-count="0" meta:image-count="0" meta:object-count="0" meta:page-count="3" meta:paragraph-count="115" meta:word-count="305" meta:character-count="3643"/>
    <meta:user-defined meta:name="Info 1"/>
    <meta:user-defined meta:name="Info 2"/>
    <meta:user-defined meta:name="Info 3"/>
    <meta:user-defined meta:name="Info 4"/>
  </office:meta>
</office:document-meta>
</file>